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row>
              <msub>
                <mi mathvariant="italic">DEVS</mi>
                <mtext>gen</mtext>
              </msub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o stretchy="false">{</mo>
            </mrow>
            <mrow>
              <mo fence="true" stretchy="false">[</mo>
              <mrow>
                <mrow>
                  <mi>t</mi>
                  <mi>,</mi>
                  <mi>v</mi>
                </mrow>
              </mrow>
              <mo fence="true" stretchy="false">]</mo>
            </mrow>
            <mi>;</mi>
            <mrow>
              <mi>t</mi>
              <mo stretchy="false">∈</mo>
              <mo stretchy="false">{</mo>
            </mrow>
            <mtext>In1</mtext>
            <mi>,</mi>
            <mtext>In2</mtext>
            <mo stretchy="false">}</mo>
            <mi>;</mi>
            <mrow>
              <mi>v</mi>
              <mo stretchy="false">∈</mo>
              <msubsup>
                <mi mathvariant="normal">ℝ</mi>
                <mi mathvariant="italic">pos</mi>
                <mi mathvariant="italic">inf</mi>
              </msubsup>
            </mrow>
            <mo stretchy="false">}</mo>
          </mrow>
        </mtd>
      </mtr>
      <mtr>
        <mtd columnalign="left">
          <mrow>
            <mrow>
              <mi>Y</mi>
              <mo stretchy="false">=</mo>
              <mo stretchy="false">{</mo>
            </mrow>
            <mn>1</mn>
            <mo stretchy="false">}</mo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ψ</mi>
                  <mi>,</mi>
                  <mi>σ</mi>
                </mrow>
              </mrow>
              <mo fence="true" stretchy="false">]</mo>
            </mrow>
            <mi>;</mi>
            <mrow>
              <mi>φ</mi>
              <mo stretchy="false">∈</mo>
              <mo stretchy="false">{</mo>
            </mrow>
            <mtext>passive</mtext>
            <mi>,</mi>
            <mtext>immediate</mtext>
            <mo stretchy="false">}</mo>
            <mi>;</mi>
            <mrow>
              <mi>ψ</mi>
              <mo stretchy="false">∈</mo>
              <msubsup>
                <mi mathvariant="normal">ℝ</mi>
                <mtext>pos</mtext>
                <mi mathvariant="italic">inf</mi>
              </msubsup>
            </mrow>
            <mi>;</mi>
            <mrow>
              <mi>σ</mi>
              <mo stretchy="false">∈</mo>
              <msubsup>
                <mi mathvariant="normal">ℝ</mi>
                <mn>0</mn>
                <mi mathvariant="italic">inf</mi>
              </msubsup>
            </mrow>
            <mo stretchy="false">}</mo>
            <mi>.</mi>
          </mrow>
        </mtd>
      </mtr>
      <mtr>
        <mtd columnalign="left">
          <mrow>
            <msub>
              <mi>δ</mi>
              <mtext>ext</mtext>
            </msub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  <mi>,</mi>
                  <mi>e</mi>
                  <mi>,</mi>
                  <mrow>
                    <mo fence="true" stretchy="false">[</mo>
                    <mrow>
                      <mrow>
                        <mi>t</mi>
                        <mi>,</mi>
                        <mi>v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immediate</mtext>
                      <mi>,</mi>
                      <mi>v</mi>
                      <mi>,</mi>
                      <mrow>
                        <mi>v</mi>
                        <mo stretchy="false">−</mo>
                        <mi>e</mi>
                      </mrow>
                    </mrow>
                  </mrow>
                  <mo fence="true" stretchy="false">]</mo>
                </mrow>
                <mi>;</mi>
                <mtext>  </mtext>
                <mi mathvariant="italic">if</mi>
                <mrow>
                  <mi>t</mi>
                  <mo stretchy="false">=</mo>
                  <mrow>
                    <mtext>In1</mtext>
                    <mo stretchy="false">∧</mo>
                    <mi>v</mi>
                  </mrow>
                  <mo stretchy="false">&gt;</mo>
                  <mi>e</mi>
                </mrow>
              </mrow>
            </mrow>
            <mi>;</mi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immediate</mtext>
                      <mi>,</mi>
                      <mi>v</mi>
                      <mi>,</mi>
                      <mn>0</mn>
                    </mrow>
                  </mrow>
                  <mo fence="true" stretchy="false">]</mo>
                </mrow>
                <mi>;</mi>
                <mtext>       </mtext>
                <mi mathvariant="italic">if</mi>
                <mrow>
                  <mi>t</mi>
                  <mo stretchy="false">=</mo>
                  <mrow>
                    <mtext>In1</mtext>
                    <mo stretchy="false">∧</mo>
                    <mi>v</mi>
                  </mrow>
                  <mo stretchy="false">≤</mo>
                  <mi>e</mi>
                </mrow>
              </mrow>
            </mrow>
            <mi>;</mi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passive</mtext>
                      <mi>,</mi>
                      <mi>v</mi>
                      <mi>,</mi>
                      <mrow>
                        <mi>σ</mi>
                        <mo stretchy="false">−</mo>
                        <mi>e</mi>
                      </mrow>
                    </mrow>
                  </mrow>
                  <mo fence="true" stretchy="false">]</mo>
                </mrow>
                <mi>;</mi>
                <mtext>      </mtext>
                <mi mathvariant="italic">otherwise</mi>
              </mrow>
            </mrow>
            <mi>.</mi>
          </mrow>
        </mtd>
      </mtr>
      <mtr>
        <mtd>
          <mrow/>
        </mtd>
      </mtr>
      <mtr>
        <mtd columnalign="left">
          <mrow>
            <msub>
              <mi>δ</mi>
              <mtext>int</mtext>
            </msub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text>passive</mtext>
                    <mi>,</mi>
                    <mi>ψ</mi>
                    <mi>,</mi>
                    <mi>ψ</mi>
                  </mrow>
                </mrow>
                <mo fence="true" stretchy="false">]</mo>
              </mrow>
            </mrow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alignl DEVS_{"gen"} = [ X, Y, S, δ_{ "ext" }, δ_{ "int" }, λ, ta]. newline
newline 
alignl X = \{ [t,v]; t in \{"In1", "In2"\} ; v in setR_{pos}^{inf} \} newline
alignl Y = \{  1 \} newline
alignl S = \{ [ φ, ψ , σ ]; φ in \{"passive","immediate"\}; ψ in setR_{"pos"}^{inf};  σ in
setR_{0}^{inf} \}. newline
alignl δ_{ "ext" }( [ φ, ψ , σ ], e, [t, v] ) newline 
alignl "     " = { ["immediate", v, v-e]; "  " if t = "In1" and v &gt; e }; newline
alignl "     " = { ["immediate", v, 0]; "       " if t = "In1" and v &lt;= e };  newline
alignl "     " = { ["passive", v,  σ - e]; "      " otherwise }. newline
newline
alignl δ_{ "int" }( [ φ, ψ , σ ] ) = [ "passive",  ψ, ψ ]. newline

alignl λ( [ φ, ψ , σ ]  ) = 1. newline
alignl ta( [ φ, ψ , σ ] ) = σ. newline

</annotation>
  </semantics>
</math>
</file>